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b4ff"/>
    </style:style>
    <style:style style:name="gr2" style:family="graphic" style:parent-style-name="standard">
      <style:graphic-properties svg:stroke-width="0.001cm" svg:stroke-color="#aae6ff" draw:fill="none" draw:fill-color="#ffffff" fo:padding-top="-0.049cm" fo:padding-bottom="-0.049cm" fo:padding-left="-0.049cm" fo:padding-right="-0.049cm"/>
    </style:style>
  </office:automatic-styles>
  <office:body>
    <office:drawing>
      <draw:page draw:name="page1" draw:style-name="dp1" draw:master-page-name="Default">
        <draw:g>
          <draw:glue-point draw:id="4" svg:x="-0.991cm" svg:y="-5cm"/>
          <draw:glue-point draw:id="5" svg:x="0.704cm" svg:y="-5cm"/>
          <draw:glue-point draw:id="6" svg:x="-3.87cm" svg:y="5cm"/>
          <draw:glue-point draw:id="7" svg:x="3.87cm" svg:y="5cm"/>
          <draw:glue-point draw:id="8" svg:x="-0.001cm" svg:y="5cm"/>
          <draw:glue-point draw:id="9" svg:x="-2.627cm" svg:y="5cm"/>
          <draw:glue-point draw:id="10" svg:x="-1.387cm" svg:y="5cm"/>
          <draw:glue-point draw:id="11" svg:x="1.328cm" svg:y="5cm"/>
          <draw:glue-point draw:id="12" svg:x="2.571cm" svg:y="5cm"/>
          <draw:glue-point draw:id="13" svg:x="-5cm" svg:y="-0.324cm"/>
          <draw:glue-point draw:id="14" svg:x="5cm" svg:y="-0.295cm"/>
          <draw:glue-point draw:id="15" svg:x="-0.037cm" svg:y="-1.236cm"/>
          <draw:polygon draw:style-name="gr1" draw:layer="layout" svg:width="1.084cm" svg:height="1.668cm" svg:x="0cm" svg:y="0.326cm" svg:viewBox="0 0 1085 1669" draw:points="18,609 42,615 0,696 0,727 55,757 80,751 129,653 147,665 221,492 320,326 351,474 227,1139 345,1139 313,1496 265,1558 190,1583 123,1613 123,1669 258,1669 357,1626 345,1669 394,1669 418,1619 418,1539 462,1385 505,1139 579,1139 622,1385 666,1533 666,1619 690,1669 739,1669 721,1626 826,1669 961,1669 961,1613 894,1583 819,1558 770,1496 733,1139 856,1139 733,474 764,326 863,492 931,671 949,653 998,751 1023,757 1085,727 1085,696 1042,615 1066,615 955,412 832,160 795,104 746,86 616,68 585,0 462,0 456,68 338,86 289,104 258,148 123,425">
            <text:p/>
          </draw:polygon>
          <draw:polygon draw:style-name="gr1" draw:layer="layout" svg:width="1.084cm" svg:height="1.668cm" svg:x="0.006cm" svg:y="0.332cm" svg:viewBox="0 0 1085 1669" draw:points="18,609 42,615 0,695 0,726 55,757 79,751 129,652 148,664 221,492 320,326 351,474 227,1139 344,1139 314,1496 265,1557 190,1582 123,1613 123,1669 258,1669 357,1625 344,1669 394,1669 419,1619 419,1539 462,1385 505,1139 579,1139 622,1385 665,1533 665,1619 689,1669 739,1669 720,1625 825,1669 961,1669 961,1613 893,1582 819,1557 770,1496 733,1139 856,1139 733,474 764,326 863,492 930,671 949,652 998,751 1023,757 1085,726 1085,695 1041,615 1066,615 955,412 832,160 795,104 745,85 616,67 585,0 462,0 456,67 338,85 289,104 258,147 123,424">
            <text:p/>
          </draw:polygon>
          <draw:polygon draw:style-name="gr2" draw:layer="layout" svg:width="1.084cm" svg:height="1.668cm" svg:x="0.006cm" svg:y="0.332cm" svg:viewBox="0 0 1085 1669" draw:points="18,609 42,615 0,695 0,726 55,757 79,751 129,652 148,664 221,492 320,326 351,474 227,1139 344,1139 314,1496 265,1557 190,1582 123,1613 123,1669 258,1669 357,1625 344,1669 394,1669 419,1619 419,1539 462,1385 505,1139 579,1139 622,1385 665,1533 665,1619 689,1669 739,1669 720,1625 825,1669 961,1669 961,1613 893,1582 819,1557 770,1496 733,1139 856,1139 733,474 764,326 863,492 930,671 949,652 998,751 1023,757 1085,726 1085,695 1041,615 1066,615 955,412 832,160 795,104 745,85 616,67 585,0 462,0 456,67 338,85 289,104 258,147 123,424">
            <text:p/>
          </draw:polygon>
          <draw:polygon draw:style-name="gr1" draw:layer="layout" svg:width="0.333cm" svg:height="0.388cm" svg:x="0.357cm" svg:y="0cm" svg:viewBox="0 0 334 389" draw:points="234,12 216,6 179,0 160,0 129,6 105,12 80,24 68,43 55,67 43,98 36,123 36,153 31,178 18,234 31,271 24,296 18,326 6,351 0,364 12,376 36,382 55,376 68,376 105,389 111,364 111,345 111,326 123,345 129,358 142,358 160,364 179,370 197,364 204,364 222,358 222,345 234,333 234,364 241,382 241,389 259,389 284,389 302,376 321,358 334,345 327,321 321,308 327,271 334,221 334,185 321,153 321,110 314,85 302,49 284,36 265,24 253,18 234,24">
            <text:p/>
          </draw:polygon>
          <draw:polygon draw:style-name="gr1" draw:layer="layout" svg:width="0.332cm" svg:height="0.388cm" svg:x="0.364cm" svg:y="0.006cm" svg:viewBox="0 0 333 389" draw:points="234,12 215,5 178,0 160,0 129,5 104,12 80,24 67,43 55,67 42,98 36,123 36,154 30,179 18,234 30,271 24,296 18,327 5,352 0,364 12,376 36,382 55,376 67,376 104,389 110,364 110,345 110,327 123,345 129,357 142,357 160,364 178,370 197,364 203,364 222,357 222,345 234,333 234,364 240,382 240,389 259,389 283,389 302,376 321,357 333,345 327,320 321,308 327,271 333,222 333,185 321,154 321,110 315,86 302,49 283,36 265,24 253,18 234,24">
            <text:p/>
          </draw:polygon>
          <draw:polygon draw:style-name="gr2" draw:layer="layout" svg:width="0.332cm" svg:height="0.388cm" svg:x="0.364cm" svg:y="0.006cm" svg:viewBox="0 0 333 389" draw:points="234,12 215,5 178,0 160,0 129,5 104,12 80,24 67,43 55,67 42,98 36,123 36,154 30,179 18,234 30,271 24,296 18,327 5,352 0,364 12,376 36,382 55,376 67,376 104,389 110,364 110,345 110,327 123,345 129,357 142,357 160,364 178,370 197,364 203,364 222,357 222,345 234,333 234,364 240,382 240,389 259,389 283,389 302,376 321,357 333,345 327,320 321,308 327,271 333,222 333,185 321,154 321,110 315,86 302,49 283,36 265,24 253,18 234,2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oman blue</dc:title>
    <meta:creation-date>2011-02-07T16:34:19</meta:creation-date>
    <meta:editing-duration>P0D</meta:editing-duration>
    <meta:editing-cycles>1</meta:editing-cycles>
    <meta:document-statistic meta:object-count="7"/>
    <meta:generator>OpenOffice.org/3.3$Linux OpenOffice.org_project/330m20$Build-9567</meta:generator>
  </office:meta>
</office:document-meta>
</file>